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leron" svg:font-family="Ailero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2608" officeooo:paragraph-rsid="00032608"/>
    </style:style>
    <style:style style:name="P2" style:family="paragraph" style:parent-style-name="Standard">
      <style:text-properties style:text-underline-style="solid" style:text-underline-width="auto" style:text-underline-color="font-color" fo:font-weight="bold" officeooo:rsid="00032608" officeooo:paragraph-rsid="0003260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3283e" officeooo:paragraph-rsid="0003283e" style:font-weight-asian="bold" style:font-weight-complex="bold"/>
    </style:style>
    <style:style style:name="P4" style:family="paragraph" style:parent-style-name="Standard">
      <style:text-properties officeooo:rsid="0003283e" officeooo:paragraph-rsid="0003283e"/>
    </style:style>
    <style:style style:name="P5" style:family="paragraph" style:parent-style-name="Standard">
      <style:text-properties officeooo:rsid="0004f7c5" officeooo:paragraph-rsid="0004f7c5"/>
    </style:style>
    <style:style style:name="P6" style:family="paragraph" style:parent-style-name="Standard">
      <style:text-properties officeooo:rsid="00061e3f" officeooo:paragraph-rsid="00061e3f"/>
    </style:style>
    <style:style style:name="P7" style:family="paragraph" style:parent-style-name="Standard">
      <style:text-properties officeooo:rsid="00069127" officeooo:paragraph-rsid="00069127"/>
    </style:style>
    <style:style style:name="P8" style:family="paragraph" style:parent-style-name="Text_20_body">
      <style:paragraph-properties fo:text-align="center" style:justify-single-word="false"/>
      <style:text-properties style:font-name="Aileron" style:font-name-asian="Aileron" style:font-name-complex="Aileron"/>
    </style:style>
    <style:style style:name="P9" style:family="paragraph" style:parent-style-name="Text_20_body">
      <style:paragraph-properties fo:text-align="end" style:justify-single-word="false"/>
    </style:style>
    <style:style style:name="P10" style:family="paragraph" style:parent-style-name="Text_20_body">
      <style:paragraph-properties fo:margin-left="0cm" fo:margin-right="0cm" fo:margin-top="0cm" fo:margin-bottom="0.397cm" loext:contextual-spacing="false" fo:line-height="156%" fo:text-indent="0cm" style:auto-text-indent="false"/>
    </style:style>
    <style:style style:name="P11" style:family="paragraph" style:parent-style-name="Text_20_body">
      <style:paragraph-properties fo:margin-left="0cm" fo:margin-right="0cm" fo:margin-top="0cm" fo:margin-bottom="0.397cm" loext:contextual-spacing="false" fo:line-height="156%" fo:text-indent="0cm" style:auto-text-indent="false"/>
      <style:text-properties style:font-name="Aileron"/>
    </style:style>
    <style:style style:name="P12" style:family="paragraph" style:parent-style-name="Text_20_body">
      <style:paragraph-properties fo:margin-left="0cm" fo:margin-right="0cm" fo:margin-top="0cm" fo:margin-bottom="0cm" loext:contextual-spacing="false" fo:line-height="156%" fo:text-indent="0cm" style:auto-text-indent="false"/>
      <style:text-properties style:font-name="Aileron"/>
    </style:style>
    <style:style style:name="P13" style:family="paragraph" style:parent-style-name="Text_20_body">
      <style:paragraph-properties fo:margin-left="0cm" fo:margin-right="0cm" fo:margin-top="0cm" fo:margin-bottom="0cm" loext:contextual-spacing="false" fo:line-height="156%" fo:text-indent="0cm" style:auto-text-indent="false"/>
    </style:style>
    <style:style style:name="P14" style:family="paragraph" style:parent-style-name="Heading_20_3">
      <style:paragraph-properties fo:margin-left="0cm" fo:margin-right="0cm" fo:margin-top="0cm" fo:margin-bottom="0cm" loext:contextual-spacing="false" fo:line-height="175%" fo:text-indent="0cm" style:auto-text-indent="false" fo:padding="0cm" fo:border="none"/>
      <style:text-properties fo:color="#ffffff" fo:font-size="11.25pt" fo:font-weight="bold"/>
    </style:style>
    <style:style style:name="P15" style:family="paragraph" style:parent-style-name="Text_20_body">
      <style:paragraph-properties fo:margin-left="0cm" fo:margin-right="0cm" fo:margin-top="0cm" fo:margin-bottom="0cm" loext:contextual-spacing="false" fo:line-height="142%" fo:text-align="center" style:justify-single-word="false" fo:orphans="2" fo:widows="2" fo:text-indent="0cm" style:auto-text-indent="false" style:writing-mode="lr-tb"/>
      <style:text-properties fo:font-variant="normal" fo:text-transform="none" fo:color="#333333" fo:letter-spacing="normal" fo:background-color="#fdfdfd" loext:padding-left="0cm" loext:padding-right="0cm" loext:padding-top="0.049cm" loext:padding-bottom="0cm" loext:border-left="none" loext:border-right="none" loext:border-top="0.06pt solid #dfdfdf" loext:border-bottom="none"/>
    </style:style>
    <style:style style:name="P16" style:family="paragraph" style:parent-style-name="Heading_20_6">
      <loext:graphic-properties draw:fill="solid" draw:fill-color="#e95325" draw:opacity="100%"/>
      <style:paragraph-properties fo:margin-left="0cm" fo:margin-right="0cm" fo:margin-top="0cm" fo:margin-bottom="0cm" loext:contextual-spacing="false" fo:line-height="106%" fo:text-align="center" style:justify-single-word="false" fo:text-indent="0cm" style:auto-text-indent="false" fo:background-color="#e95325" fo:padding-left="0cm" fo:padding-right="0cm" fo:padding-top="0cm" fo:padding-bottom="0.238cm" fo:border-left="none" fo:border-right="none" fo:border-top="none" fo:border-bottom="2.24pt solid #000000"/>
      <style:text-properties fo:color="#ffffff" fo:font-weight="bold" loext:padding="0cm" loext:border="none"/>
    </style:style>
    <style:style style:name="P17" style:family="paragraph" style:parent-style-name="Heading_20_2">
      <style:paragraph-properties fo:margin-left="0cm" fo:margin-right="0cm" fo:margin-top="0.265cm" fo:margin-bottom="0.265cm" loext:contextual-spacing="false" fo:line-height="181%" fo:text-indent="0cm" style:auto-text-indent="false"/>
    </style:style>
    <style:style style:name="P18" style:family="paragraph" style:parent-style-name="Standard">
      <style:paragraph-properties fo:margin-left="0cm" fo:margin-right="0cm" fo:text-indent="0cm" style:auto-text-indent="false"/>
      <style:text-properties loext:padding="0cm" loext:border="none"/>
    </style:style>
    <style:style style:name="P19"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e95325"/>
      <style:text-properties fo:color="#e95325" style:text-line-through-style="none" style:text-line-through-type="none" style:font-name="Aileron" style:text-underline-style="none" fo:font-weight="normal" style:text-blinking="false" style:font-name-asian="Aileron" style:font-name-complex="Aileron"/>
    </style:style>
    <style:style style:name="P20" style:family="paragraph" style:parent-style-name="Heading_20_4">
      <style:paragraph-properties fo:margin-left="0cm" fo:margin-right="0cm" fo:margin-top="0.265cm" fo:margin-bottom="0cm" loext:contextual-spacing="false" fo:line-height="162%" fo:text-indent="0cm" style:auto-text-indent="false"/>
    </style:style>
    <style:style style:name="P21" style:family="paragraph" style:parent-style-name="Text_20_body">
      <style:paragraph-properties fo:margin-top="0.529cm" fo:margin-bottom="0.247cm" loext:contextual-spacing="false" fo:text-align="center" style:justify-single-word="false"/>
      <style:text-properties style:font-name="Aileron" style:font-name-asian="Aileron" style:font-name-complex="Aileron"/>
    </style:style>
    <style:style style:name="P22" style:family="paragraph" style:parent-style-name="Text_20_body">
      <style:paragraph-properties fo:margin-left="0.529cm" fo:margin-right="0.529cm" fo:margin-top="0.529cm" fo:margin-bottom="0.529cm" loext:contextual-spacing="false" fo:line-height="142%" fo:text-align="center" style:justify-single-word="false" fo:orphans="2" fo:widows="2" fo:text-indent="0cm" style:auto-text-indent="false" style:writing-mode="lr-tb"/>
    </style:style>
    <style:style style:name="P23" style:family="paragraph" style:parent-style-name="Horizontal_20_Line">
      <style:paragraph-properties fo:text-align="end" style:justify-single-word="false"/>
    </style:style>
    <style:style style:name="P24" style:family="paragraph" style:parent-style-name="Standard">
      <style:text-properties style:text-underline-style="solid" style:text-underline-width="auto" style:text-underline-color="font-color" fo:font-weight="bold" officeooo:rsid="00079fef" officeooo:paragraph-rsid="00079fef" style:font-weight-asian="bold" style:font-weight-complex="bold"/>
    </style:style>
    <style:style style:name="P25" style:family="paragraph" style:parent-style-name="Standard">
      <style:text-properties style:text-underline-style="none" fo:font-weight="normal" officeooo:rsid="00079fef" officeooo:paragraph-rsid="00079fef" style:font-weight-asian="normal" style:font-weight-complex="normal"/>
    </style:style>
    <style:style style:name="P26" style:family="paragraph" style:parent-style-name="Standard">
      <style:text-properties style:text-underline-style="none" fo:font-weight="normal" officeooo:rsid="00032608" officeooo:paragraph-rsid="00032608" style:font-weight-asian="normal" style:font-weight-complex="normal"/>
    </style:style>
    <style:style style:name="P27" style:family="paragraph" style:parent-style-name="Standard">
      <style:text-properties officeooo:paragraph-rsid="00079fef"/>
    </style:style>
    <style:style style:name="P28" style:family="paragraph" style:parent-style-name="Text_20_body" style:list-style-name="L1">
      <style:paragraph-properties fo:margin-left="0cm" fo:margin-right="0cm" fo:margin-top="0cm" fo:margin-bottom="0.079cm" loext:contextual-spacing="false" fo:line-height="156%" fo:orphans="2" fo:widows="2" fo:text-indent="0cm" style:auto-text-indent="false"/>
      <style:text-properties officeooo:rsid="0003283e" officeooo:paragraph-rsid="0004f7c5"/>
    </style:style>
    <style:style style:name="P29" style:family="paragraph" style:parent-style-name="Text_20_body" style:list-style-name="L1">
      <style:paragraph-properties fo:margin-left="0cm" fo:margin-right="0cm" fo:margin-top="0cm" fo:margin-bottom="0.079cm" loext:contextual-spacing="false" fo:line-height="156%" fo:orphans="2" fo:widows="2" fo:text-indent="0cm" style:auto-text-indent="false"/>
      <style:text-properties officeooo:rsid="0003283e" officeooo:paragraph-rsid="0005be96"/>
    </style:style>
    <style:style style:name="P30" style:family="paragraph" style:parent-style-name="Text_20_body" style:list-style-name="L1">
      <style:paragraph-properties fo:margin-left="0cm" fo:margin-right="0cm" fo:margin-top="0cm" fo:margin-bottom="0.079cm" loext:contextual-spacing="false" fo:line-height="156%" fo:orphans="2" fo:widows="2" fo:text-indent="0cm" style:auto-text-indent="false"/>
    </style:style>
    <style:style style:name="P31" style:family="paragraph" style:parent-style-name="Text_20_body" style:list-style-name="L2">
      <style:paragraph-properties fo:margin-left="0cm" fo:margin-right="0cm" fo:margin-top="0cm" fo:margin-bottom="0.079cm" loext:contextual-spacing="false" fo:line-height="156%" fo:orphans="2" fo:widows="2" fo:text-indent="0cm" style:auto-text-indent="false"/>
    </style:style>
    <style:style style:name="P32" style:family="paragraph" style:parent-style-name="Text_20_body" style:list-style-name="L4">
      <style:paragraph-properties fo:margin-left="0cm" fo:margin-right="0cm" fo:margin-top="0cm" fo:margin-bottom="0.079cm" loext:contextual-spacing="false" fo:line-height="156%" fo:text-indent="0cm" style:auto-text-indent="false"/>
    </style:style>
    <style:style style:name="P33" style:family="paragraph" style:parent-style-name="Text_20_body" style:list-style-name="L5">
      <style:paragraph-properties fo:margin-left="0cm" fo:margin-right="0cm" fo:margin-top="0cm" fo:margin-bottom="0.079cm" loext:contextual-spacing="false" fo:line-height="156%" fo:text-indent="0cm" style:auto-text-indent="false"/>
    </style:style>
    <style:style style:name="P34" style:family="paragraph" style:parent-style-name="Text_20_body" style:list-style-name="L6">
      <style:paragraph-properties fo:margin-left="0cm" fo:margin-right="0cm" fo:margin-top="0cm" fo:margin-bottom="0.079cm" loext:contextual-spacing="false" fo:line-height="156%" fo:text-indent="0cm" style:auto-text-indent="false"/>
    </style:style>
    <style:style style:name="P35" style:family="paragraph" style:parent-style-name="Text_20_body" style:list-style-name="L7">
      <style:paragraph-properties fo:margin-left="0cm" fo:margin-right="0cm" fo:margin-top="0.132cm" fo:margin-bottom="0.132cm" loext:contextual-spacing="false" fo:line-height="156%" fo:text-align="start" style:justify-single-word="false" fo:text-indent="0cm" style:auto-text-indent="false" fo:padding="0cm" fo:border="none"/>
      <style:text-properties fo:font-weight="bold" loext:padding="0cm" loext:border="none"/>
    </style:style>
    <style:style style:name="P36" style:family="paragraph" style:parent-style-name="Text_20_body" style:list-style-name="L7">
      <style:paragraph-properties fo:margin-left="0cm" fo:margin-right="0cm" fo:margin-top="0.132cm" fo:margin-bottom="0.132cm" loext:contextual-spacing="false" fo:line-height="156%" fo:text-align="start" style:justify-single-word="false" fo:text-indent="0cm" style:auto-text-indent="false" fo:padding="0cm" fo:border="none"/>
    </style:style>
    <style:style style:name="P37" style:family="paragraph" style:parent-style-name="Text_20_body" style:list-style-name="L8">
      <style:paragraph-properties fo:margin-left="0cm" fo:margin-right="0cm" fo:margin-top="0.265cm" fo:margin-bottom="0.265cm" loext:contextual-spacing="false" fo:line-height="150%" fo:text-align="start" style:justify-single-word="false" fo:text-indent="0cm" style:auto-text-indent="false" fo:padding="0cm" fo:border="none"/>
    </style:style>
    <style:style style:name="P38" style:family="paragraph" style:parent-style-name="Text_20_body" style:list-style-name="L9">
      <style:paragraph-properties fo:margin-left="0cm" fo:margin-right="0cm" fo:margin-top="0cm" fo:margin-bottom="0cm" loext:contextual-spacing="false" fo:text-align="center" style:justify-single-word="false" fo:text-indent="0cm" style:auto-text-indent="false" fo:padding="0cm" fo:border="none"/>
    </style:style>
    <style:style style:name="P39" style:family="paragraph" style:parent-style-name="Text_20_body" style:list-style-name="L10">
      <style:paragraph-properties fo:margin-left="0cm" fo:margin-right="0cm" fo:margin-top="0cm" fo:margin-bottom="0cm" loext:contextual-spacing="false" fo:line-height="156%" fo:text-indent="0cm" style:auto-text-indent="false" fo:padding="0cm" fo:border="none"/>
    </style:style>
    <style:style style:name="P40" style:family="paragraph" style:parent-style-name="Text_20_body" style:list-style-name="L11">
      <style:paragraph-properties fo:margin-left="0cm" fo:margin-right="0cm" fo:margin-top="0cm" fo:margin-bottom="0cm" loext:contextual-spacing="false" fo:line-height="156%" fo:text-indent="0cm" style:auto-text-indent="false" fo:padding="0cm" fo:border="none"/>
    </style:style>
    <style:style style:name="P41" style:family="paragraph" style:parent-style-name="Text_20_body" style:list-style-name="L12">
      <style:paragraph-properties fo:margin-left="0cm" fo:margin-right="0cm" fo:margin-top="0cm" fo:margin-bottom="0cm" loext:contextual-spacing="false" fo:line-height="156%" fo:text-indent="0cm" style:auto-text-indent="false" fo:padding="0cm" fo:border="none"/>
    </style:style>
    <style:style style:name="P42" style:family="paragraph" style:parent-style-name="Text_20_body" style:list-style-name="L13">
      <style:paragraph-properties fo:margin-left="0cm" fo:margin-right="0cm" fo:margin-top="0cm" fo:margin-bottom="0cm" loext:contextual-spacing="false" fo:line-height="156%" fo:text-indent="0cm" style:auto-text-indent="false" fo:padding="0cm" fo:border="none"/>
    </style:style>
    <style:style style:name="P43" style:family="paragraph" style:parent-style-name="Text_20_body" style:list-style-name="L3">
      <style:paragraph-properties fo:margin-left="0.291cm" fo:margin-right="0cm" fo:margin-top="0cm" fo:margin-bottom="0cm" loext:contextual-spacing="false" style:line-height-at-least="0.423cm" fo:text-align="center" style:justify-single-word="false" fo:text-indent="0cm" style:auto-text-indent="false" fo:padding="0cm" fo:border="none"/>
    </style:style>
    <style:style style:name="P44" style:family="paragraph" style:parent-style-name="Text_20_body" style:list-style-name="L10">
      <style:paragraph-properties fo:margin-top="0cm" fo:margin-bottom="0cm" loext:contextual-spacing="false" fo:line-height="156%" fo:padding="0cm" fo:border="none"/>
    </style:style>
    <style:style style:name="P45" style:family="paragraph" style:parent-style-name="Text_20_body" style:list-style-name="L11">
      <style:paragraph-properties fo:margin-top="0cm" fo:margin-bottom="0cm" loext:contextual-spacing="false" fo:line-height="156%" fo:padding="0cm" fo:border="none"/>
    </style:style>
    <style:style style:name="P46" style:family="paragraph" style:parent-style-name="Text_20_body" style:list-style-name="L12">
      <style:paragraph-properties fo:margin-top="0cm" fo:margin-bottom="0cm" loext:contextual-spacing="false" fo:line-height="156%" fo:padding="0cm" fo:border="none"/>
    </style:style>
    <style:style style:name="P47" style:family="paragraph" style:parent-style-name="Text_20_body" style:list-style-name="L14">
      <style:paragraph-properties fo:margin-top="0cm" fo:margin-bottom="0cm" loext:contextual-spacing="false" fo:line-height="156%" fo:text-align="end" style:justify-single-word="false" fo:padding="0cm" fo:border="none"/>
      <style:text-properties loext:padding="0cm" loext:border="none"/>
    </style:style>
    <style:style style:name="P48" style:family="paragraph" style:parent-style-name="Text_20_body" style:list-style-name="L14">
      <style:paragraph-properties fo:margin-left="0cm" fo:margin-right="0.794cm" fo:margin-top="0cm" fo:margin-bottom="0cm" loext:contextual-spacing="false" fo:line-height="156%" fo:text-align="end" style:justify-single-word="false" fo:text-indent="0cm" style:auto-text-indent="false" fo:padding="0cm" fo:border="none"/>
      <style:text-properties loext:padding="0cm" loext:border="none"/>
    </style:style>
    <style:style style:name="T1" style:family="text">
      <style:text-properties style:font-name="Aileron"/>
    </style:style>
    <style:style style:name="T2" style:family="text">
      <style:text-properties fo:color="#e95325" style:font-name="Aileron" style:text-underline-style="solid" style:text-underline-width="auto" style:text-underline-color="font-color"/>
    </style:style>
    <style:style style:name="T3" style:family="text">
      <style:text-properties style:text-underline-style="solid" style:text-underline-width="auto" style:text-underline-color="font-color" fo:background-color="#dddddd" loext:char-shading-value="0"/>
    </style:style>
    <style:style style:name="T4" style:family="text">
      <style:text-properties style:text-line-through-style="none" style:text-line-through-type="none" fo:font-size="9pt" style:text-underline-style="none" style:text-blinking="false" fo:background-color="#e5e5e5" loext:char-shading-value="0"/>
    </style:style>
    <style:style style:name="T5" style:family="text">
      <style:text-properties style:text-line-through-style="none" style:text-line-through-type="none" style:text-underline-style="none" style:text-blinking="false" loext:padding="0cm" loext:border="none"/>
    </style:style>
    <style:style style:name="T6" style:family="text">
      <style:text-properties fo:color="#ffffff" style:text-line-through-style="none" style:text-line-through-type="none" fo:font-size="10.5pt" style:text-underline-style="none" style:text-blinking="false" loext:padding-left="0cm" loext:padding-right="0cm" loext:padding-top="0cm" loext:padding-bottom="0.049cm" loext:border-left="none" loext:border-right="none" loext:border-top="none" loext:border-bottom="0.06pt solid #000000"/>
    </style:style>
    <style:style style:name="T7" style:family="text">
      <style:text-properties fo:color="#ffffff" style:text-line-through-style="none" style:text-line-through-type="none" fo:font-size="10.5pt" fo:language="en" fo:country="US" style:text-underline-style="none" style:text-blinking="false" loext:padding-left="0cm" loext:padding-right="0cm" loext:padding-top="0cm" loext:padding-bottom="0.049cm" loext:border-left="none" loext:border-right="none" loext:border-top="none" loext:border-bottom="0.06pt solid #000000"/>
    </style:style>
    <style:style style:name="T8" style:family="text">
      <style:text-properties fo:font-weight="bold"/>
    </style:style>
    <style:style style:name="T9" style:family="text">
      <style:text-properties fo:color="#f39539" style:text-line-through-style="none" style:text-line-through-type="none" style:text-underline-style="none" fo:font-weight="bold" style:text-blinking="false" loext:padding="0cm" loext:border="none"/>
    </style:style>
    <style:style style:name="T10" style:family="text">
      <style:text-properties fo:font-variant="normal" fo:text-transform="none" fo:color="#000000" style:font-name="Aileron" fo:font-size="10.5pt" fo:letter-spacing="normal" fo:font-style="normal" fo:font-weight="normal"/>
    </style:style>
    <style:style style:name="T11" style:family="text">
      <style:text-properties fo:font-variant="normal" fo:text-transform="none" style:font-name="Aileron" fo:font-size="11.25pt" fo:letter-spacing="normal" fo:font-style="normal" fo:font-weight="normal"/>
    </style:style>
    <style:style style:name="T12" style:family="text">
      <style:text-properties style:text-underline-style="none" fo:font-weight="normal" officeooo:rsid="00079fef" style:font-weight-asian="normal" style:font-weight-complex="normal"/>
    </style:style>
    <style:style style:name="fr1" style:family="graphic" style:parent-style-name="Frame">
      <style:graphic-properties fo:margin-left="0.529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left="none" fo:border-right="0.06pt solid #e5e5e5" fo:border-top="none" fo:border-bottom="none"/>
    </style:style>
    <style:style style:name="fr3" style:family="graphic" style:parent-style-name="Frame">
      <style:graphic-properties fo:margin-left="0cm" fo:margin-right="0.265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529cm" fo:margin-right="0cm" fo:margin-top="0cm" fo:margin-bottom="0.529cm" style:wrap="right" style:number-wrapped-paragraphs="no-limit" style:vertical-pos="top" style:vertical-rel="paragraph-content" style:horizontal-pos="left" style:horizontal-rel="paragraph" fo:padding="0cm" fo:border="none"/>
    </style:style>
    <style:style style:name="fr5"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cecec"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https://openclassrooms.com/courses/4670706/parts/4670713/mark-as-complete" xlink:type="simple">
          <form:properties>
            <form:property form:property-name="PropertyChangeNotificationEnabled" office:value-type="boolean" office:boolean-value="true"/>
          </form:properties>
        </form:form>
        <form:form form:name="unnamed0" form:apply-filter="true" form:method="post" form:control-implementation="ooo:com.sun.star.form.component.Form" office:target-frame="" xlink:href="https://openclassrooms.com/change-locale/en"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openclassrooms.com/change-locale/e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t1" text:anchor-type="page" text:anchor-page-number="1" svg:x="0cm" svg:y="0cm" svg:width="0.041cm" svg:height="0.041cm" draw:z-index="8">
        <draw:floating-frame xlink:href="https://s7.addthis.com/static/sh.d663e43787b663d5491cf753.html#rand=0.8612315691898047&amp;iit=1519046631413&amp;tmr=load%3D1519046631309%26core%3D1519046631340%26main%3D1519046631409%26ifr%3D1519046631417&amp;cb=0&amp;cdn=0&amp;md=0&amp;kw=&amp;ab=-&amp;dh=openclassrooms.com&amp;dr=https%3A%2F%2Fopenclassrooms.com%2Fcourses%2Fadoptez-une-architecture-mvc-en-php%2Fcomment-fonctionne-une-architecture-mvc&amp;du=https%3A%2F%2Fopenclassrooms.com%2Fcourses%2Fadoptez-une-architecture-mvc-en-php%2Fpourquoi-faire-un-code-professionnel&amp;href=https%3A%2F%2Fopenclassrooms.com%2Fcourses%2Fadoptez-une-architecture-mvc-en-php%2Fpourquoi-faire-un-code-professionnel&amp;dt=Pourquoi%20faire%20un%20code%20professionnel%20%3F&amp;dbg=0&amp;cap=tc%3D0%26ab%3D0&amp;inst=1&amp;jsl=1&amp;prod=undefined&amp;lng=fr&amp;ogt=description%2Cimage%2Csite_name%2Curl%2Ctitle%2Ctype%3Dwebsite%2Clocale&amp;pc=men&amp;pub=ra-4fbe47ef2aab77a6&amp;ssl=1&amp;sid=5a8acfe768a140f3&amp;srf=0.01&amp;ver=300&amp;xck=0&amp;xtr=0&amp;og=locale%3Dfr%26type%3Dwebsite%26title%3DPourquoi%2520faire%2520un%2520code%2520professionnel%2520%253F%26url%3Dhttps%253A%252F%252Fopenclassrooms.com%252Fcourses%252Fadoptez-une-architecture-mvc-en-php%252Fpourquoi-faire-un-code-professionnel%26site_name%3DOpenClassrooms%26image%3Dhttps%253A%252F%252Fcourse.oc-static.com%252Fcourses%252F4670706%252F15060773099135_illus_php_mvc.png%26description%3DVous%2520avez%2520appris%2520les%2520bases%2520de%2520la%2520programmation%2520en%2520PHP%2520et%2520vous%2520souhaitez%2520aller%2520plus%2520loin%2520%253F%2520D%25C3%25A9couvrez%2520pas%2520%25C3%25A0%2520pas%2520comment%2520se%2520structure%2520un%2520site%2520PHP%2520professionnel%2520avec%2520MVC%2520et%2520la%2520Programmation%2520Orient%25C3%25A9e%2520Objet%2520(POO).%2520Vous%2520serez%2520pr%25C3%25AAts%2520%25C3%25A0%2520utiliser%2520ensuite%2520des%2520frameworks%2520!&amp;csi=undefined&amp;rev=v8.2.4-wp&amp;ct=0&amp;xld=1&amp;xd=1" xlink:type="simple" xlink:show="embed" xlink:actuate="onLoad"/>
      </draw:frame>
      <text:p text:style-name="P24">URL</text:p>
      <text:p text:style-name="P27"><text:span text:style-name="T12">http://example.com:80/truc?a=2#OK</text:span></text:p>
      <text:p text:style-name="P25">http:// <text:s text:c="3"/>→ <text:s/>protocole</text:p>
      <text:p text:style-name="P25">example.com <text:s text:c="2"/>→ domaine</text:p>
      <text:p text:style-name="P25">:80 <text:s text:c="2"/>→ port <text:s text:c="2"/>par défaut 80 = http</text:p>
      <text:p text:style-name="P25">/truc <text:s text:c="2"/>→ route</text:p>
      <text:p text:style-name="P25">?a=2 <text:s text:c="2"/>→ paramètres</text:p>
      <text:p text:style-name="P25">#OK <text:s text:c="2"/>→ anchor <text:s/>(ancre) <text:s/>= accès direct sur un endroit de la page</text:p>
      <text:p text:style-name="P25"/>
      <text:p text:style-name="P25"/>
      <text:p text:style-name="P25"/>
      <text:p text:style-name="P25"/>
      <text:p text:style-name="P26"/>
      <text:p text:style-name="P26"/>
      <text:p text:style-name="P26"/>
      <text:p text:style-name="P26"/>
      <text:p text:style-name="P2">Pour ouvrir la console :</text:p>
      <text:p text:style-name="P1">Clic droit sur fenètre windows → exécuter </text:p>
      <text:p text:style-name="P1">saisir cmd dans la fenetre → ouvre la console <text:s text:c="2"/>(exit pour refermer)</text:p>
      <text:p text:style-name="P1"/>
      <text:p text:style-name="P3">Reglage lumiere</text:p>
      <text:p text:style-name="P4">fenetre windows</text:p>
      <text:p text:style-name="P4">→ paramètres <text:s text:c="2"/>(roue crantée à gauche)</text:p>
      <text:p text:style-name="P4">→ Systeme </text:p>
      <text:p text:style-name="P4">→ dans le page : paramètres d’éclairage nocturne</text:p>
      <text:p text:style-name="P4"/>
      <text:p text:style-name="P4"/>
      <text:p text:style-name="P5"><text:span text:style-name="T3">Caratéristiques d’un code professionnel</text:span> </text:p>
      <text:p text:style-name="P4"/>
      <text:list xml:id="list2868893170" text:style-name="L1">
        <text:list-item>
          <text:p text:style-name="P28"><text:bookmark text:name="r-46710501"/><text:bookmark text:name="r-46710451"/><text:bookmark text:name="r-46710441"/><text:span text:style-name="Strong_20_Emphasis"><text:span text:style-name="T10">Il est modulaire</text:span></text:span><text:span text:style-name="T10"> : généralement découpé en de nombreux fichiers, chaque fichier a un et un seul rôle à la fois.</text:span></text:p>
        </text:list-item>
        <text:list-item>
          <text:p text:style-name="P30"><text:bookmark text:name="r-46710461"/><text:bookmark text:name="r-46710471"/><text:span text:style-name="Strong_20_Emphasis"><text:span text:style-name="T10">Il est découplé</text:span></text:span><text:span text:style-name="T10"> : les fichiers sont conçus pour fonctionner indépendamment les uns des autres.</text:span></text:p>
        </text:list-item>
        <text:list-item>
          <text:p text:style-name="P30"><text:bookmark text:name="r-46711161"/><text:bookmark text:name="r-46711171"/><text:span text:style-name="Strong_20_Emphasis"><text:span text:style-name="T10">Il est en anglais</text:span></text:span><text:span text:style-name="T10"> : c'est la langue des développeurs et développeuses partout sur la planète. Les variables et les noms des fonctions sont en anglais et peuvent être compris par tous.</text:span></text:p>
        </text:list-item>
        <text:list-item>
          <text:p text:style-name="P30"><text:bookmark text:name="r-46710481"/><text:bookmark text:name="r-46710491"/><text:span text:style-name="Strong_20_Emphasis"><text:span text:style-name="T10">Il est clair</text:span></text:span><text:span text:style-name="T10"> : chaque fichier est généralement assez court (jamais des fichiers de 1000 lignes !), et le code à l'intérieur peut se lire </text:span><text:span text:style-name="Emphasis"><text:span text:style-name="T10">comme de la prose</text:span></text:span><text:span text:style-name="T10">.</text:span></text:p>
        </text:list-item>
      </text:list>
      <text:p text:style-name="P4"><text:span text:style-name="T11">Les professionnels disent d'ailleurs qu'un code qui nécessite des commentaires est souvent un code trop complexe. Il doit se comprendre de lui-même.</text:span> </text:p>
      <text:p text:style-name="P4"/>
      <text:list xml:id="list170003547855709" text:continue-numbering="true" text:style-name="L1">
        <text:list-item>
          <text:p text:style-name="P29"><text:bookmark text:name="r-46710581"/><text:bookmark text:name="r-46710531"/><text:bookmark text:name="r-46710521"/><text:span text:style-name="Strong_20_Emphasis"><text:span text:style-name="T10">Il est réutilisable</text:span></text:span><text:span text:style-name="T10"> : si un jour nous avons codé un fichier utile, nous pouvons nous en resservir dans un autre projet, ou dans un autre endroit du même projet. On gagne du temps en n'ayant pas à tout refaire à chaque fois !</text:span></text:p>
        </text:list-item>
      </text:list>
      <text:list xml:id="list1073121496" text:style-name="L2">
        <text:list-item>
          <text:p text:style-name="P31"><text:bookmark text:name="r-46710541"/><text:bookmark text:name="r-46710551"/><text:span text:style-name="Strong_20_Emphasis"><text:span text:style-name="T10">Il est facile d'y travailler à plusieurs</text:span></text:span><text:span text:style-name="T10"> : chaque fichier étant indépendant (et généralement de petite taille), on peut travailler en équipe de 5, 10, voire 100 </text:span><text:soft-page-break/><text:span text:style-name="T10">personnes sur un même projet. Si tout était mélangé dans un seul et même gros fichier, il serait impossible de le modifier en même temps !</text:span></text:p>
        </text:list-item>
        <text:list-item>
          <text:p text:style-name="P31"><text:bookmark text:name="r-46710561"/><text:bookmark text:name="r-46710571"/><text:span text:style-name="Strong_20_Emphasis"><text:span text:style-name="T10">Il est évolutif</text:span></text:span><text:span text:style-name="T10"> : quand quelqu'un vient vous demander une nouvelle fonctionnalité, il est facile de l'ajouter. Vous n'avez pas peur de tout casser. Vous savez que ça va marcher, et votre code ne sera pas plus compliqué.</text:span></text:p>
        </text:list-item>
      </text:list>
      <text:p text:style-name="P4"/>
      <text:p text:style-name="P4"><draw:frame draw:style-name="fr1" draw:name="Cadre1" text:anchor-type="paragraph" svg:width="18.521cm" draw:z-index="0"><draw:text-box fo:min-height="0.041cm"><draw:frame draw:style-name="fr2" draw:name="Cadre2" text:anchor-type="frame" svg:x="-0.741cm" svg:y="17.992cm" svg:width="0.794cm" draw:z-index="1"><draw:text-box fo:min-height="1.852cm"><text:list xml:id="list2671310742" text:style-name="L3"><text:list-item><text:p text:style-name="P43"><text:a xlink:type="simple" xlink:href="https://openclassrooms.com/courses/adoptez-une-architecture-mvc-en-php/pourquoi-faire-un-code-professionnel#/id/r-4671077" text:style-name="Internet_20_link" text:visited-style-name="Visited_20_Internet_20_Link"><text:span text:style-name="T4">#</text:span></text:a></text:p></text:list-item></text:list></draw:text-box></draw:frame><text:section text:style-name="Sect1" text:name="ui-id-1"><text:p text:style-name="P10"><text:bookmark text:name="r-4671043"/>Voici quelques caractéristiques d'un code professionnel que l'on entend souvent :</text:p><text:list xml:id="list4213241547" text:style-name="L4"><text:list-item><text:p text:style-name="P32"><text:bookmark text:name="r-4671044"/><text:bookmark text:name="r-4671045"/><text:bookmark text:name="r-4671050"/><text:span text:style-name="Strong_20_Emphasis"><text:span text:style-name="T1">Il est modulaire</text:span></text:span><text:span text:style-name="T1"> : généralement découpé en de nombreux fichiers, chaque fichier a un et un seul rôle à la fois.</text:span></text:p></text:list-item><text:list-item><text:p text:style-name="P32"><text:bookmark text:name="r-4671046"/><text:bookmark text:name="r-4671047"/><text:span text:style-name="Strong_20_Emphasis"><text:span text:style-name="T1">Il est découplé</text:span></text:span><text:span text:style-name="T1"> : les fichiers sont conçus pour fonctionner indépendamment les uns des autres.</text:span></text:p></text:list-item><text:list-item><text:p text:style-name="P32"><text:bookmark text:name="r-4671116"/><text:bookmark text:name="r-4671117"/><text:span text:style-name="Strong_20_Emphasis"><text:span text:style-name="T1">Il est en anglais</text:span></text:span><text:span text:style-name="T1"> : c'est la langue des développeurs et développeuses partout sur la planète. Les variables et les noms des fonctions sont en anglais et peuvent être compris par tous.</text:span></text:p></text:list-item><text:list-item><text:p text:style-name="P32"><text:bookmark text:name="r-4671048"/><text:bookmark text:name="r-4671049"/><text:span text:style-name="Strong_20_Emphasis"><text:span text:style-name="T1">Il est clair</text:span></text:span><text:span text:style-name="T1"> : chaque fichier est généralement assez court (jamais des fichiers de 1000 lignes !), et le code à l'intérieur peut se lire </text:span><text:span text:style-name="Emphasis"><text:span text:style-name="T1">comme de la prose</text:span></text:span><text:span text:style-name="T1">.</text:span></text:p></text:list-item></text:list><text:p text:style-name="P12"><text:bookmark text:name="r-4671076"/>Les professionnels disent d'ailleurs qu'un code qui nécessite des commentaires est souvent un code trop complexe. Il doit se comprendre de lui-même.</text:p><text:p text:style-name="P11"><text:bookmark text:name="r-4671051"/>Ce genre de code a de nombreux bénéfices :</text:p><text:list xml:id="list928002852" text:style-name="L5"><text:list-item><text:p text:style-name="P33"><text:bookmark text:name="r-4671052"/><text:bookmark text:name="r-4671053"/><text:bookmark text:name="r-4671058"/><text:span text:style-name="Strong_20_Emphasis"><text:span text:style-name="T1">Il est réutilisable</text:span></text:span><text:span text:style-name="T1"> : si un jour nous avons codé un fichier utile, nous pouvons nous en resservir dans un autre projet, ou dans un autre endroit du même projet. On gagne du temps en n'ayant pas à tout refaire à chaque fois !</text:span></text:p></text:list-item><text:list-item><text:p text:style-name="P33"><text:bookmark text:name="r-4671054"/><text:bookmark text:name="r-4671055"/><text:span text:style-name="Strong_20_Emphasis"><text:span text:style-name="T1">Il est facile d'y travailler à plusieurs</text:span></text:span><text:span text:style-name="T1"> : chaque fichier étant indépendant (et généralement de petite taille), on peut travailler en équipe de 5, 10, voire 100 personnes sur un même projet. Si tout était mélangé dans un seul et même gros fichier, il serait impossible de le modifier en même temps !</text:span></text:p></text:list-item><text:list-item><text:p text:style-name="P33"><text:bookmark text:name="r-4671056"/><text:bookmark text:name="r-4671057"/><text:span text:style-name="Strong_20_Emphasis"><text:span text:style-name="T1">Il est évolutif</text:span></text:span><text:span text:style-name="T1"> : quand quelqu'un vient vous demander une nouvelle fonctionnalité, il est facile de l'ajouter. Vous n'avez pas peur de tout casser. Vous savez que ça va marcher, et votre code ne sera pas plus compliqué.</text:span></text:p></text:list-item></text:list><text:p text:style-name="P10"><text:bookmark text:name="r-4671059"/><text:span text:style-name="T1">Le dernier point (un code évolutif) est très important. Si on demande à un développeur expérimenté chez OpenClassrooms :<text:line-break/></text:span><text:span text:style-name="Emphasis"><text:span text:style-name="T1">"Qu'est-ce qu'un bon code ?"</text:span></text:span></text:p><text:p text:style-name="P13"><text:bookmark text:name="r-4671060"/><text:span text:style-name="T1">Celui-ci vous répondra en général :<text:line-break/></text:span><text:span text:style-name="Emphasis"><text:span text:style-name="T1">"C'est un code qui est apte au changement."</text:span></text:span></text:p><text:p text:style-name="P11"><text:bookmark text:name="r-4671062"/>En résumé, on peut donc gagner du temps, travailler à plusieurs et ajouter des fonctionnalités facilement sans (presque) jamais causer des bugs. Ca fait envie non ?</text:p><text:p text:style-name="P11"><text:bookmark text:name="r-4671063"/>Eh bien c'est possible ! Il y a de nombreuses techniques de professionnels pour y arriver. Ce cours va vous en donner un certain nombre. Evidemment, il va vous falloir pratiquer en parallèle pour bien comprendre ! 😊</text:p></text:section><text:section text:style-name="Sect1" text:name="ui-id-2"><text:h text:style-name="P19" text:outline-level="3"><text:bookmark text:name="r-4670783"/>Les étapes pour devenir un·e pro</text:h><text:p text:style-name="P11"><text:bookmark text:name="r-4670751"/>Prenons un instant un peu de recul. J'estime que pour se professionnaliser, il faut passer par 3 étapes :</text:p><text:list xml:id="list3284947219" text:style-name="L6"><text:list-item><text:p text:style-name="P34"><text:bookmark text:name="r-4670752"/><text:bookmark text:name="r-4670753"/><text:bookmark text:name="r-4670758"/><text:span text:style-name="T1">Ecrire ses premières lignes de code PHP, faire en sorte que "ça marche".<text:line-break/>Pour ça, lisez : </text:span><text:a xlink:type="simple" xlink:href="https://openclassrooms.com/courses/concevez-votre-site-web-avec-php-et-mysql" text:style-name="Internet_20_link" text:visited-style-name="Visited_20_Internet_20_Link"><text:span text:style-name="T2">Concevez votre site web avec PHP et MySQL</text:span></text:a><text:span text:style-name="T1"> (normalement ça c'est fait ! ✔️)</text:span></text:p></text:list-item><text:list-item><text:p text:style-name="P34"><text:bookmark text:name="r-4670754"/><text:bookmark text:name="r-4670755"/><text:span text:style-name="T1">Structurer son code de façon modulaire, pour qu'on puisse l'améliorer facilement et travailler dessus à plusieurs. On ne va pas ajouter de nouvelles fonctionnalités, mais on va les coder "mieux".<text:line-break/>Pour ça, lisez : </text:span><text:span text:style-name="Strong_20_Emphasis"><text:span text:style-name="T1">ce cours !</text:span></text:span></text:p></text:list-item><text:list-item><text:p text:style-name="P34"><text:bookmark text:name="r-4670756"/><text:bookmark text:name="r-4670757"/><text:span text:style-name="T1">Utiliser ensuite un framework PHP (ex : Symfony) comme base pour un projet. Le framework automatise la plupart des choses que nous aurons construites "à la main" dans ce cours, pour vous permettre d'aller plus vite et de ne pas réinventer la roue à chaque fois.<text:line-break/>Lisez : </text:span><text:a xlink:type="simple" xlink:href="https://openclassrooms.com/courses/developpez-votre-site-web-avec-le-framework-symfony" text:style-name="Internet_20_link" text:visited-style-name="Visited_20_Internet_20_Link"><text:span text:style-name="T2">Développez votre site web avec le framework Symfony</text:span></text:a></text:p></text:list-item></text:list><text:p text:style-name="P11"><text:bookmark text:name="r-4670781"/>En théorie, vous pourriez donc sauter cette étape 2 (ce cours) et apprendre directement à utiliser un framework comme Symfony. Cependant, j'estime que la marche est trop haute pour un débutant. Elle ne permet pas d'apprécier l'intérêt du framework.</text:p><text:p text:style-name="P10"><text:bookmark text:name="r-4670782"/><text:span text:style-name="T1">Les frameworks seront toujours mieux faits que votre code à la main. Cependant, apprendre à faire les choses à la main a du bon ! Ca vous permettra de comprendre </text:span><text:span text:style-name="Emphasis"><text:span text:style-name="T1">pourquoi</text:span></text:span><text:span text:style-name="T1"> on a créé des frameworks... et vous ne serez pas perdus dans leur architecture.</text:span></text:p></text:section><text:p text:style-name="P21"> J'ai terminé ce chapitre et je passe au suivant</text:p><text:p text:style-name="P8"><text:a xlink:type="simple" xlink:href="https://openclassrooms.com/courses/adoptez-une-architecture-mvc-en-php" text:style-name="Internet_20_link" text:visited-style-name="Visited_20_Internet_20_Link">Adoptez une architecture MVC en PHP</text:a><text:a xlink:type="simple" xlink:href="https://openclassrooms.com/courses/adoptez-une-architecture-mvc-en-php/les-limites-dun-code-de-debutant" text:style-name="Internet_20_link" text:visited-style-name="Visited_20_Internet_20_Link">Les limites d'un code de débutant</text:a></text:p></draw:text-box></draw:frame><text:soft-page-break/></text:p>
      <text:section text:style-name="Sect1" text:name="mainContentWithHeader">
        <text:section text:style-name="Sect2" text:name="tab-courseMenu">
          <text:h text:style-name="P16" text:outline-level="6"><text:soft-page-break/>Isolez ce code que je ne saurais voir</text:h>
          <text:list xml:id="list875382877" text:style-name="L7">
            <text:list-item>
              <text:p text:style-name="P35">Pourquoi faire un code professionnel ?</text:p>
            </text:list-item>
            <text:list-item>
              <text:p text:style-name="P36"><text:a xlink:type="simple" xlink:href="https://openclassrooms.com/courses/adoptez-une-architecture-mvc-en-php/les-limites-dun-code-de-debutant" text:style-name="Internet_20_link" text:visited-style-name="Visited_20_Internet_20_Link"><text:span text:style-name="T5">Les limites d'un code de débutant</text:span></text:a></text:p>
            </text:list-item>
            <text:list-item>
              <text:p text:style-name="P36"><text:a xlink:type="simple" xlink:href="https://openclassrooms.com/courses/adoptez-une-architecture-mvc-en-php/isoler-laffichage-du-traitement-php" text:style-name="Internet_20_link" text:visited-style-name="Visited_20_Internet_20_Link"><text:span text:style-name="T5">Isoler l'affichage du traitement PHP</text:span></text:a></text:p>
            </text:list-item>
            <text:list-item>
              <text:p text:style-name="P36"><text:a xlink:type="simple" xlink:href="https://openclassrooms.com/courses/adoptez-une-architecture-mvc-en-php/isoler-lacces-aux-donnees" text:style-name="Internet_20_link" text:visited-style-name="Visited_20_Internet_20_Link"><text:span text:style-name="T5">Isoler l'accès aux données</text:span></text:a></text:p>
            </text:list-item>
            <text:list-item>
              <text:p text:style-name="P36"><text:a xlink:type="simple" xlink:href="https://openclassrooms.com/courses/adoptez-une-architecture-mvc-en-php/soigner-la-cosmetique" text:style-name="Internet_20_link" text:visited-style-name="Visited_20_Internet_20_Link"><text:span text:style-name="T5">Soigner la cosmétique</text:span></text:a></text:p>
            </text:list-item>
          </text:list>
          <text:list xml:id="list2597265135" text:style-name="L8">
            <text:list-item>
              <text:p text:style-name="P37"><text:a xlink:type="simple" xlink:href="https://openclassrooms.com/courses/adoptez-une-architecture-mvc-en-php/exercises/1976" text:style-name="Internet_20_link" text:visited-style-name="Visited_20_Internet_20_Link"><text:span text:style-name="T5">Quiz : Bases de l'isolation du code</text:span></text:a></text:p>
            </text:list-item>
          </text:list>
          <text:list xml:id="list648283857" text:style-name="L9">
            <text:list-item>
              <text:p text:style-name="P38"/>
            </text:list-item>
          </text:list>
        </text:section>
        <text:p text:style-name="P18"><draw:frame draw:style-name="fr1" draw:name="Cadre3" text:anchor-type="paragraph" svg:width="16.404cm" draw:z-index="2"><draw:text-box fo:min-height="0.041cm"><text:h text:style-name="P17" text:outline-level="2"> <text:span text:style-name="T8">Le professeur </text:span></text:h><text:h text:style-name="P20" text:outline-level="4"><draw:frame draw:style-name="fr3" draw:name="Cadre4" text:anchor-type="paragraph" svg:width="1.588cm" draw:z-index="3"><draw:text-box fo:min-height="1.588cm"><text:p text:style-name="Text_20_body"/></draw:text-box></draw:frame><text:a xlink:type="simple" xlink:href="https://openclassrooms.com/membres/mateo21" text:style-name="Internet_20_link" text:visited-style-name="Visited_20_Internet_20_Link"><text:span text:style-name="T9">Mathieu Nebra</text:span></text:a></text:h><text:p text:style-name="P13"><text:a xlink:type="simple" xlink:href="https://openclassrooms.com/membres/mateo21" text:style-name="Internet_20_link" text:visited-style-name="Visited_20_Internet_20_Link"><text:span text:style-name="T5">Entrepreneur à plein temps, auteur à plein temps et co-fondateur d'OpenClassrooms :o)</text:span></text:a></text:p></draw:text-box></draw:frame></text:p>
      </text:section>
      <text:p text:style-name="P23"><draw:frame draw:style-name="fr4" draw:name="Cadre5" text:anchor-type="paragraph" svg:width="5.821cm" draw:z-index="4"><draw:text-box fo:min-height="0.041cm"><text:h text:style-name="P14" text:outline-level="3">OpenClassrooms</text:h><text:list xml:id="list1991531429" text:style-name="L10"><text:list-item><text:p text:style-name="P39"><text:a xlink:type="simple" xlink:href="http://jobs.openclassrooms.com/" office:target-frame-name="_blank" xlink:show="new" text:style-name="Internet_20_link" text:visited-style-name="Visited_20_Internet_20_Link"><text:span text:style-name="T6">Recrutement</text:span></text:a></text:p></text:list-item><text:list-item><text:p text:style-name="P44"><text:a xlink:type="simple" xlink:href="http://mentor-fr.jobs.openclassrooms.com/" office:target-frame-name="_blank" xlink:show="new" text:style-name="Internet_20_link" text:visited-style-name="Visited_20_Internet_20_Link"><text:span text:style-name="T6">Devenez mentor</text:span></text:a></text:p></text:list-item><text:list-item><text:p text:style-name="P44"><text:a xlink:type="simple" xlink:href="https://openclassrooms.com/courses/adoptez-une-architecture-mvc-en-php/pourquoi-faire-un-code-professionnel#" text:style-name="Internet_20_link" text:visited-style-name="Visited_20_Internet_20_Link"><text:span text:style-name="T6">Nous contacter</text:span></text:a></text:p></text:list-item></text:list></draw:text-box></draw:frame><draw:frame draw:style-name="fr4" draw:name="Cadre6" text:anchor-type="paragraph" svg:width="5.821cm" draw:z-index="5"><draw:text-box fo:min-height="0.041cm"><text:h text:style-name="P14" text:outline-level="3">Professionnels</text:h><text:list xml:id="list1855085781" text:style-name="L11"><text:list-item><text:p text:style-name="P40"><text:a xlink:type="simple" xlink:href="https://openclassrooms.com/affiliation" text:style-name="Internet_20_link" text:visited-style-name="Visited_20_Internet_20_Link"><text:span text:style-name="T6">Affiliation</text:span></text:a></text:p></text:list-item><text:list-item><text:p text:style-name="P45"><text:a xlink:type="simple" xlink:href="https://openclassrooms.com/partners" text:style-name="Internet_20_link" text:visited-style-name="Visited_20_Internet_20_Link"><text:span text:style-name="T6">Partenaires</text:span></text:a></text:p></text:list-item><text:list-item><text:p text:style-name="P45"><text:a xlink:type="simple" xlink:href="https://openclassrooms.com/for-business" text:style-name="Internet_20_link" text:visited-style-name="Visited_20_Internet_20_Link"><text:span text:style-name="T7">For Business</text:span></text:a></text:p></text:list-item></text:list></draw:text-box></draw:frame><draw:frame draw:style-name="fr4" draw:name="Cadre7" text:anchor-type="paragraph" svg:width="5.821cm" draw:z-index="6"><draw:text-box fo:min-height="0.041cm"><text:h text:style-name="P14" text:outline-level="3">En plus</text:h><text:list xml:id="list3165561237" text:style-name="L12"><text:list-item><text:p text:style-name="P41"><text:a xlink:type="simple" xlink:href="https://openclassrooms.com/about-us" text:style-name="Internet_20_link" text:visited-style-name="Visited_20_Internet_20_Link"><text:span text:style-name="T6">Qui sommes-nous ?</text:span></text:a></text:p></text:list-item><text:list-item><text:p text:style-name="P46"><text:a xlink:type="simple" xlink:href="https://openclassrooms.com/how-does-it-work" text:style-name="Internet_20_link" text:visited-style-name="Visited_20_Internet_20_Link"><text:span text:style-name="T6">Fonctionnement de nos cours</text:span></text:a></text:p></text:list-item><text:list-item><text:p text:style-name="P46"><text:a xlink:type="simple" xlink:href="https://openclassrooms.com/new-teachers" text:style-name="Internet_20_link" text:visited-style-name="Visited_20_Internet_20_Link"><text:span text:style-name="T6">Créer un cours</text:span></text:a></text:p></text:list-item><text:list-item><text:p text:style-name="P46"><text:a xlink:type="simple" xlink:href="https://openclassrooms.com/courses/courselab" text:style-name="Internet_20_link" text:visited-style-name="Visited_20_Internet_20_Link"><text:span text:style-name="T6">CourseLab</text:span></text:a></text:p></text:list-item><text:list-item><text:p text:style-name="P46"><text:a xlink:type="simple" xlink:href="https://openclassrooms.com/terms-conditions" text:style-name="Internet_20_link" text:visited-style-name="Visited_20_Internet_20_Link"><text:span text:style-name="Strong_20_Emphasis"><text:span text:style-name="T6">Conditions Générales d'Utilisation</text:span></text:span></text:a></text:p></text:list-item></text:list></draw:text-box></draw:frame><draw:frame draw:style-name="fr4" draw:name="Cadre8" text:anchor-type="paragraph" svg:width="5.821cm" draw:z-index="7"><draw:text-box fo:min-height="0.041cm"><text:h text:style-name="P14" text:outline-level="3">Suivez-nous</text:h><text:list xml:id="list3262815025" text:style-name="L13"><text:list-item><text:p text:style-name="P42"><text:a xlink:type="simple" xlink:href="http://blog.openclassrooms.com/" text:style-name="Internet_20_link" text:visited-style-name="Visited_20_Internet_20_Link"><text:span text:style-name="T6">Le blog OpenClassrooms</text:span></text:a></text:p><text:list><text:list-item><text:p text:style-name="P42"/></text:list-item></text:list></text:list-item></text:list></draw:text-box></draw:frame></text:p>
      <text:section text:style-name="Sect1" text:name="react_conversation_onlineStatus">
        <text:p text:style-name="P9"/>
      </text:section>
      <text:list xml:id="list1265312477" text:style-name="L14">
        <text:list-item>
          <text:p text:style-name="P48">English</text:p>
          <text:p text:style-name="P47"> </text:p>
        </text:list-item>
        <text:list-item>
          <text:p text:style-name="P47">Español</text:p>
        </text:list-item>
      </text:list>
      <text:section text:style-name="Sect1" text:name="_atssh">
        <text:p text:style-name="Text_20_body"/>
      </text:section>
      <text:p text:style-name="P15">✕</text:p>
      <text:p text:style-name="P22"/>
      <text:p text:style-name="P6">Veille technologique : sites :</text:p>
      <text:p text:style-name="P6">- codrops <text:s/>= front (tuto, ...)</text:p>
      <text:p text:style-name="P6"/>
      <text:p text:style-name="P6"/>
      <text:p text:style-name="P6"/>
      <text:p text:style-name="P7">Visual studio</text:p>
      <text:p text:style-name="P7"><text:a xlink:type="simple" xlink:href="https://code.visualstudio.com/shortcuts/keyboard-shortcuts-windows.pdf" text:style-name="Internet_20_link" text:visited-style-name="Visited_20_Internet_20_Link">https://code.visualstudio.com/shortcuts/keyboard-shortcuts-windows.pdf</text:a>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leron" svg:font-family="Ailero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1:27:24.099000000</meta:creation-date>
    <meta:generator>LibreOffice/5.4.3.2$Windows_X86_64 LibreOffice_project/92a7159f7e4af62137622921e809f8546db437e5</meta:generator>
    <dc:date>2018-03-02T17:00:03.126000000</dc:date>
    <meta:editing-duration>PT2H27M42S</meta:editing-duration>
    <meta:editing-cycles>7</meta:editing-cycles>
    <meta:document-statistic meta:table-count="0" meta:image-count="0" meta:object-count="1" meta:page-count="4" meta:paragraph-count="85" meta:word-count="1112" meta:character-count="6362" meta:non-whitespace-character-count="5341"/>
  </office:meta>
</office:document-meta>
</file>